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40a8ba47-760c-43d7-98dc-938f3903ecbe">
        <text:p text:style-name="P5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Novartis</text:span>
    </text:span>
  </text:p>
        <text:list xml:id="list1382365679" text:style-name="LS4">
          <text:list-header>
            <text:p text:style-name="P16">Leitung der verschiedenen Teams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ff1da6cd-b8cb-4da6-9d42-36f798963b5e">
        <text:p text:style-name="P6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Master in Biologie - </text:span>
    </text:span>
    <text:span text:style-name="Color_20_Caps_20_Expanded">
      <text:span text:style-name="T11">Fachhochschule</text:span>
    </text:span>
  </text:p>
        <text:list xml:id="list182305024740123" text:continue-numbering="true" text:style-name="LS4">
          <text:list-header>
            <text:p text:style-name="P17">Logik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2510626e-b379-4deb-b6ce-19e88598cae0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Gimp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316488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